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1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50%" fo:text-align="center" style:justify-single-word="false"/>
      <style:text-properties style:use-window-font-color="true" fo:font-size="10pt" fo:language="zxx" fo:country="none" style:font-size-asian="10pt" style:font-size-complex="10pt"/>
    </style:style>
    <style:style style:name="P2" style:family="paragraph" style:parent-style-name="Standard">
      <style:paragraph-properties fo:margin-top="0cm" fo:margin-bottom="0cm" fo:line-height="150%" fo:text-align="justify" style:justify-single-word="fals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fo:line-height="150%" fo:text-align="justify" style:justify-single-word="false"/>
      <style:text-properties fo:color="#000000" style:font-name="Times New Roman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5" style:family="paragraph" style:parent-style-name="Standard">
      <style:paragraph-properties fo:margin-top="0cm" fo:margin-bottom="0cm" fo:line-height="150%" fo:text-align="justify" style:justify-single-word="false"/>
      <style:text-properties fo:color="#ff0000"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.635cm" fo:margin-right="0cm" fo:margin-top="0cm" fo:margin-bottom="0cm" fo:line-height="150%" fo:text-align="center" style:justify-single-word="false" fo:hyphenation-ladder-count="no-limit" fo:text-indent="-0.635cm" style:auto-text-indent="false">
        <style:tab-stops>
          <style:tab-stop style:position="1.27cm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2cm" style:auto-text-indent="false"/>
      <style:text-properties fo:color="#000000" style:font-name="Times New Roman" fo:font-size="14pt" style:font-size-asian="14pt" style:font-size-complex="14pt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 style:list-style-name="WW8Num3">
      <style:paragraph-properties fo:margin-left="0.635cm" fo:margin-right="0cm" fo:margin-top="0cm" fo:margin-bottom="0cm" fo:line-height="150%" fo:text-align="center" style:justify-single-word="false" fo:hyphenation-ladder-count="no-limit" fo:text-indent="-0.635cm" style:auto-text-indent="false">
        <style:tab-stops>
          <style:tab-stop style:position="1.27cm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P11" style:family="paragraph" style:parent-style-name="Standard" style:list-style-name="L1">
      <style:paragraph-properties fo:margin-top="0cm" fo:margin-bottom="0cm"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12" style:family="paragraph" style:parent-style-name="Standard">
      <style:paragraph-properties fo:margin-top="0cm" fo:margin-bottom="0cm" fo:line-height="150%" fo:text-align="justify" style:justify-single-word="false"/>
      <style:text-properties fo:color="#000000" style:font-name="Times New Roman" fo:font-size="14pt" fo:font-weight="bold" style:font-size-asian="14pt" style:font-weight-asian="bold" style:font-size-complex="14pt"/>
    </style:style>
    <style:style style:name="P13" style:family="paragraph" style:parent-style-name="Standard" style:list-style-name="WW8Num4">
      <style:paragraph-properties fo:margin-left="1.27cm" fo:margin-right="0cm" fo:margin-top="0cm" fo:margin-bottom="0cm" fo:line-height="150%" fo:text-align="justify" style:justify-single-word="false" fo:hyphenation-ladder-count="no-limit" fo:text-indent="-0.635cm" style:auto-text-indent="false">
        <style:tab-stops>
          <style:tab-stop style:position="2.54cm"/>
        </style:tab-stops>
      </style:paragraph-properties>
      <style:text-properties fo:color="#000000" style:font-name="Times New Roman" fo:font-size="14pt" style:font-size-asian="14pt" style:font-size-complex="14pt" fo:hyphenate="false" fo:hyphenation-remain-char-count="2" fo:hyphenation-push-char-count="2"/>
    </style:style>
    <style:style style:name="P14" style:family="paragraph" style:parent-style-name="Standard" style:list-style-name="WW8Num2">
      <style:paragraph-properties fo:margin-left="1.27cm" fo:margin-right="0cm" fo:margin-top="0cm" fo:margin-bottom="0cm" fo:line-height="150%" fo:text-align="justify" style:justify-single-word="false" fo:hyphenation-ladder-count="no-limit" fo:text-indent="-0.635cm" style:auto-text-indent="false">
        <style:tab-stops>
          <style:tab-stop style:position="2.54cm"/>
        </style:tab-stops>
      </style:paragraph-properties>
      <style:text-properties fo:color="#000000" style:font-name="Times New Roman" fo:font-size="14pt" style:font-size-asian="14pt" style:font-size-complex="14pt" fo:hyphenate="false" fo:hyphenation-remain-char-count="2" fo:hyphenation-push-char-count="2"/>
    </style:style>
    <style:style style:name="P15" style:family="paragraph" style:parent-style-name="Standard" style:list-style-name="WW8Num19">
      <style:paragraph-properties fo:margin-left="1.27cm" fo:margin-right="0cm" fo:margin-top="0cm" fo:margin-bottom="0cm" fo:line-height="150%" fo:text-align="justify" style:justify-single-word="false" fo:hyphenation-ladder-count="no-limit" fo:text-indent="-0.635cm" style:auto-text-indent="false"/>
      <style:text-properties fo:color="#000000" style:font-name="Times New Roman" fo:font-size="14pt" style:font-size-asian="14pt" style:font-size-complex="14pt" fo:hyphenate="false" fo:hyphenation-remain-char-count="2" fo:hyphenation-push-char-count="2"/>
    </style:style>
    <style:style style:name="P16" style:family="paragraph" style:parent-style-name="Standard" style:list-style-name="WW8Num23">
      <style:paragraph-properties fo:margin-left="1.27cm" fo:margin-right="0cm" fo:margin-top="0cm" fo:margin-bottom="0cm" fo:line-height="150%" fo:text-align="justify" style:justify-single-word="false" fo:text-indent="-0.635cm" style:auto-text-indent="false"/>
      <style:text-properties fo:color="#000000" style:font-name="Times New Roman" fo:font-size="14pt" style:font-size-asian="14pt" style:font-size-complex="14pt"/>
    </style:style>
    <style:style style:name="P17" style:family="paragraph" style:parent-style-name="Standard" style:list-style-name="WW8Num9">
      <style:paragraph-properties fo:margin-left="1.27cm" fo:margin-right="0cm" fo:margin-top="0cm" fo:margin-bottom="0cm" fo:line-height="150%" fo:text-align="justify" style:justify-single-word="false" fo:text-indent="-0.635cm" style:auto-text-indent="false"/>
      <style:text-properties fo:color="#000000" style:font-name="Times New Roman" fo:font-size="14pt" style:font-size-asian="14pt" style:font-size-complex="14pt"/>
    </style:style>
    <style:style style:name="P18" style:family="paragraph" style:parent-style-name="Standard" style:list-style-name="WW8Num30">
      <style:paragraph-properties fo:margin-left="1.27cm" fo:margin-right="0cm" fo:margin-top="0cm" fo:margin-bottom="0cm" fo:line-height="150%" fo:text-align="justify" style:justify-single-word="false" fo:text-indent="-0.635cm" style:auto-text-indent="false"/>
      <style:text-properties fo:color="#000000" style:font-name="Times New Roman" fo:font-size="14pt" style:font-size-asian="14pt" style:font-size-complex="14pt"/>
    </style:style>
    <style:style style:name="P19" style:family="paragraph" style:parent-style-name="Standard" style:list-style-name="WW8Num8">
      <style:paragraph-properties fo:margin-left="1.27cm" fo:margin-right="0cm" fo:margin-top="0cm" fo:margin-bottom="0cm" fo:line-height="150%" fo:text-align="justify" style:justify-single-word="false" fo:text-indent="-0.635cm" style:auto-text-indent="false"/>
      <style:text-properties fo:color="#000000" style:font-name="Times New Roman" fo:font-size="14pt" style:font-size-asian="14pt" style:font-size-complex="14pt"/>
    </style:style>
    <style:style style:name="P20" style:family="paragraph" style:parent-style-name="Standard" style:list-style-name="WW8Num12">
      <style:paragraph-properties fo:margin-left="1.27cm" fo:margin-right="0cm" fo:margin-top="0cm" fo:margin-bottom="0cm" fo:line-height="150%" fo:text-align="justify" style:justify-single-word="false" fo:text-indent="-0.635cm" style:auto-text-indent="false"/>
      <style:text-properties fo:color="#000000" style:font-name="Times New Roman" fo:font-size="14pt" style:font-size-asian="14pt" style:font-size-complex="14pt"/>
    </style:style>
    <style:style style:name="P21" style:family="paragraph" style:parent-style-name="Standard" style:list-style-name="WW8Num15">
      <style:paragraph-properties fo:margin-left="1.27cm" fo:margin-right="0cm" fo:margin-top="0cm" fo:margin-bottom="0cm" fo:line-height="150%" fo:text-align="justify" style:justify-single-word="false" fo:text-indent="-0.635cm" style:auto-text-indent="false"/>
      <style:text-properties fo:color="#000000" style:font-name="Times New Roman" fo:font-size="14pt" style:font-size-asian="14pt" style:font-size-complex="14pt"/>
    </style:style>
    <style:style style:name="P2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2cm" style:auto-text-indent="false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fo:color="#000000" style:font-name="Times New Roman"/>
    </style:style>
    <style:style style:name="T8" style:family="text">
      <style:text-properties fo:color="#000000" style:font-name="Times New Roman" fo:font-size="14pt" style:font-size-asian="14pt" style:font-size-complex="14pt"/>
    </style:style>
    <style:style style:name="T9" style:family="text">
      <style:text-properties style:font-name="Times New Roman"/>
    </style:style>
    <style:style style:name="T10" style:family="text">
      <style:text-properties fo:font-size="14pt"/>
    </style:style>
    <style:style style:name="T11" style:family="text">
      <style:text-properties style:font-size-asian="14pt"/>
    </style:style>
    <style:style style:name="T12" style:family="text">
      <style:text-properties style:font-size-complex="14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59545019" text:style-name="WW8Num3">
        <text:list-header>
          <text:p text:style-name="P10">4 Требования к программе </text:p>
        </text:list-header>
      </text:list>
      <text:p text:style-name="P2">4.1. Функциональное назначение программы</text:p>
      <text:p text:style-name="P3">4.1.1. Требования к составу выполняемых функций</text:p>
      <text:p text:style-name="P22"><text:span text:style-name="T8">Программа должна обеспечивать возможность выполнения перечисленных ниже функций:</text:span></text:p>
      <text:list xml:id="list1306923446" text:style-name="L2">
        <text:list-item>
          <text:p text:style-name="P8">Инициализация БД.</text:p>
        </text:list-item>
        <text:list-item>
          <text:p text:style-name="P8">Добавление пользователя.</text:p>
        </text:list-item>
        <text:list-item>
          <text:p text:style-name="P8">Удалить пользователя.</text:p>
        </text:list-item>
        <text:list-item>
          <text:p text:style-name="P8">Модификация пользователя.</text:p>
        </text:list-item>
        <text:list-item>
          <text:p text:style-name="P8">Поиск пользователя по имени.</text:p>
        </text:list-item>
        <text:list-item>
          <text:p text:style-name="P8">Добавление хранилища в БД.</text:p>
        </text:list-item>
        <text:list-item>
          <text:p text:style-name="P8">Удаление хранилища с БД.</text:p>
        </text:list-item>
        <text:list-item>
          <text:p text:style-name="P8">Модификация хранилища.</text:p>
        </text:list-item>
        <text:list-item>
          <text:p text:style-name="P8">Выборка хранилищ по различным критериям.</text:p>
        </text:list-item>
        <text:list-item>
          <text:p text:style-name="P9"><text:s/>Удаление каталогов.</text:p>
        </text:list-item>
        <text:list-item>
          <text:p text:style-name="P8"><text:s/>Добавление каталогов.</text:p>
        </text:list-item>
        <text:list-item>
          <text:p text:style-name="P8"><text:s/>Модификация каталогов.</text:p>
        </text:list-item>
        <text:list-item>
          <text:p text:style-name="P9"><text:s/>Выборка каталогов.</text:p>
        </text:list-item>
        <text:list-item>
          <text:p text:style-name="P8"><text:s/>Добавление файл.</text:p>
        </text:list-item>
        <text:list-item>
          <text:p text:style-name="P8"><text:s/>Удалить файл.</text:p>
        </text:list-item>
        <text:list-item>
          <text:p text:style-name="P8"><text:s/>Модифицировать файл.</text:p>
        </text:list-item>
        <text:list-item>
          <text:p text:style-name="P8"><text:s/>Выборка файлов по тегам.</text:p>
        </text:list-item>
        <text:list-item>
          <text:p text:style-name="P8"><text:s/>Выборка файлов по атрибута файла.</text:p>
        </text:list-item>
        <text:list-item>
          <text:p text:style-name="P8"><text:s/>Добавление тег.</text:p>
        </text:list-item>
        <text:list-item>
          <text:p text:style-name="P9"><text:s/>Модифицировать тег.</text:p>
        </text:list-item>
        <text:list-item>
          <text:p text:style-name="P9"><text:s/>Удалить тег.</text:p>
        </text:list-item>
        <text:list-item>
          <text:p text:style-name="P9"><text:s/>Выборка тегов по различным критериям.</text:p>
        </text:list-item>
        <text:list-item>
          <text:p text:style-name="P9"><text:s/>Добавление тегов типа тег:значение.</text:p>
        </text:list-item>
        <text:list-item>
          <text:p text:style-name="P9"><text:soft-page-break/><text:s/>Добавление значения к тегам тип:значение.</text:p>
        </text:list-item>
        <text:list-item>
          <text:p text:style-name="P9"><text:s/>Модификация тегов тег:значение.</text:p>
        </text:list-item>
        <text:list-item>
          <text:p text:style-name="P9"><text:s/>Модификация значений тегов типа тег:значение.</text:p>
        </text:list-item>
        <text:list-item>
          <text:p text:style-name="P9"><text:s/>Удаление тегов типа тег:значение.</text:p>
        </text:list-item>
        <text:list-item>
          <text:p text:style-name="P9"><text:s/>Удаление значений тегов типа тег:значение.</text:p>
        </text:list-item>
        <text:list-item>
          <text:p text:style-name="P9"><text:s/>Добавление категорий к тегам.</text:p>
        </text:list-item>
        <text:list-item>
          <text:p text:style-name="P9"><text:s/>Модификация категорий к тегам.</text:p>
        </text:list-item>
        <text:list-item>
          <text:p text:style-name="P8"><text:span text:style-name="T3"><text:s/>Удаление категорий тегов.</text:span></text:p>
        </text:list-item>
        <text:list-item>
          <text:p text:style-name="P8"><text:s/>Проверка подлинности пользователя.</text:p>
        </text:list-item>
        <text:list-item>
          <text:p text:style-name="P8"><text:s/>Идентификация пользователя. В случае не существование данного пользователя предупреждение.</text:p>
        </text:list-item>
        <text:list-item>
          <text:p text:style-name="P8"><text:s/>Аутентификация пользователя. В случае не верного пароля предупреждение.</text:p>
        </text:list-item>
        <text:list-item>
          <text:p text:style-name="P8"><text:s/>Инициализация.</text:p>
        </text:list-item>
        <text:list-item>
          <text:p text:style-name="P8"><text:s/>Поиск файлов в хранилище.</text:p>
        </text:list-item>
        <text:list-item>
          <text:p text:style-name="P8"><text:s/>Сохранение информации о файле в вспомогательный файл</text:p>
        </text:list-item>
        <text:list-item>
          <text:p text:style-name="P8"><text:s/>Поиск для каждой записи о файле SHA1 и запись полученного значения в файл.</text:p>
        </text:list-item>
        <text:list-item>
          <text:p text:style-name="P8"><text:s/>Запись информации о файлах в Базу Данных.</text:p>
        </text:list-item>
        <text:list-item>
          <text:p text:style-name="P8"><text:s/>Обработка запросов пользователя.</text:p>
        </text:list-item>
        <text:list-item>
          <text:p text:style-name="P8"><text:s/>Определение типа запроса.</text:p>
        </text:list-item>
        <text:list-item>
          <text:p text:style-name="P8"><text:s/>Представление запроса в необходимый для физического уровня вид.</text:p>
        </text:list-item>
        <text:list-item>
          <text:p text:style-name="P8"><text:s/>Передача запроса и всю необходимую информацию на физический уровень.</text:p>
        </text:list-item>
        <text:list-item>
          <text:p text:style-name="P8"><text:s/>Сопровождение.</text:p>
        </text:list-item>
        <text:list-item>
          <text:p text:style-name="P8"><text:s/>Проверка на изменение хранилища. </text:p>
        </text:list-item>
        <text:list-item>
          <text:p text:style-name="P8"><text:s/>Поиск изменений.</text:p>
        </text:list-item>
        <text:list-item>
          <text:p text:style-name="P8"><text:s/>Поиск рабочего каталога в котором произошли изменения.</text:p>
        </text:list-item>
        <text:list-item>
          <text:p text:style-name="P8"><text:s/>Поиск удаленных файлов.</text:p>
        </text:list-item>
        <text:list-item>
          <text:p text:style-name="P8"><text:soft-page-break/><text:s/>Поиск измененных файлов.</text:p>
        </text:list-item>
        <text:list-item>
          <text:p text:style-name="P8"><text:s/>Поиск добавленных файлов.</text:p>
        </text:list-item>
        <text:list-item>
          <text:p text:style-name="P8"><text:s/>Поиск соответствий у файлов.</text:p>
        </text:list-item>
        <text:list-item>
          <text:p text:style-name="P8"><text:s/>Синхронизация расположение файлов.</text:p>
        </text:list-item>
        <text:list-item>
          <text:p text:style-name="P8"><text:s/>Поиск подходящей директории.</text:p>
        </text:list-item>
        <text:list-item>
          <text:p text:style-name="P8"><text:s/>Запись новых файлов в хранилище.</text:p>
        </text:list-item>
        <text:list-item>
          <text:p text:style-name="P8"><text:s/>Запись новых каталогов хранилища в БД.</text:p>
        </text:list-item>
        <text:list-item>
          <text:p text:style-name="P8"><text:s/>Запись информации о новых файлах хранилища в БД.</text:p>
        </text:list-item>
        <text:list-item>
          <text:p text:style-name="P8"><text:s/>Синхронизация тегов.</text:p>
        </text:list-item>
        <text:list-item>
          <text:p text:style-name="P8"><text:s/>Синхронизация пользователей<text:span text:style-name="T5">.</text:span></text:p>
        </text:list-item>
        <text:list-item>
          <text:p text:style-name="P9"><text:s/>Запись новых тегов в базу.</text:p>
        </text:list-item>
        <text:list-item>
          <text:p text:style-name="P9"><text:s/>Запись новых тегов типа тег:значение. </text:p>
        </text:list-item>
        <text:list-item>
          <text:p text:style-name="P9"><text:s/>Запись новых групп. </text:p>
        </text:list-item>
        <text:list-item>
          <text:p text:style-name="P8"><text:s/>Восстановление целостности перемещение/переименование файлов.</text:p>
        </text:list-item>
        <text:list-item>
          <text:p text:style-name="P8"><text:span text:style-name="T3"><text:s/>Поиск переименованного файла.</text:span></text:p>
        </text:list-item>
        <text:list-item>
          <text:p text:style-name="P9"><text:s/>Поиск перемещенного файла.</text:p>
        </text:list-item>
        <text:list-item>
          <text:p text:style-name="P8"><text:s/>Восстановление целостности <text:s/>перемещение/переименование корневого или рабочих каталогов.</text:p>
        </text:list-item>
        <text:list-item>
          <text:p text:style-name="P8"><text:s/>Поиск <text:span text:style-name="T4">каталога в котором находятся конфликтные каталоги. </text:span></text:p>
        </text:list-item>
        <text:list-item>
          <text:p text:style-name="P8"><text:s/>Поиск переименованного рабочего каталога.</text:p>
        </text:list-item>
        <text:list-item>
          <text:p text:style-name="P8"><text:s/>Поиск перемещенного рабочего каталога.</text:p>
        </text:list-item>
        <text:list-item>
          <text:p text:style-name="P8"><text:s/>Поиск переименованного хранилища.</text:p>
        </text:list-item>
        <text:list-item>
          <text:p text:style-name="P8"><text:s/>Поиск перемещенного хранилища.</text:p>
        </text:list-item>
        <text:list-item>
          <text:p text:style-name="P8"><text:s/>Представление деревом каталогов .</text:p>
        </text:list-item>
        <text:list-item>
          <text:p text:style-name="P8"><text:s/><text:span text:style-name="T7">Представление тегами.</text:span></text:p>
        </text:list-item>
      </text:list>
      <text:p text:style-name="P3">4.1.2. Требования к организации входных данных</text:p>
      <text:p text:style-name="P7">Входными данными являются:</text:p>
      <text:list xml:id="list1324282003" text:style-name="L1">
        <text:list-item>
          <text:p text:style-name="P11">Файлы.</text:p>
        </text:list-item>
        <text:list-item>
          <text:p text:style-name="P11"><text:soft-page-break/>Теги.</text:p>
        </text:list-item>
        <text:list-item>
          <text:p text:style-name="P11">Информация пользователя.</text:p>
        </text:list-item>
      </text:list>
      <text:p text:style-name="P3">4.1.3. Требования к организации выходных данных</text:p>
      <text:p text:style-name="P7">Выходными данными являются список файлов.</text:p>
      <text:p text:style-name="P3">4.1.4. Требования к временным характеристикам</text:p>
      <text:p text:style-name="P7">Требования к временным характеристикам не предъявляются.</text:p>
      <text:p text:style-name="P3">4.2. Требования к надежности</text:p>
      <text:p text:style-name="P7">Надежное функционирование программы обеспечивается: </text:p>
      <text:list xml:id="list629754426" text:style-name="WW8Num4">
        <text:list-item>
          <text:p text:style-name="P13">контролем входных данных;</text:p>
        </text:list-item>
        <text:list-item>
          <text:p text:style-name="P13">организацией бесперебойного питания технических средств;</text:p>
        </text:list-item>
        <text:list-item>
          <text:p text:style-name="P13">использование лицензионного программного обеспечения;</text:p>
        </text:list-item>
        <text:list-item>
          <text:p text:style-name="P13">отсутствие вредоносных программ на технических средствах.</text:p>
        </text:list-item>
      </text:list>
      <text:p text:style-name="P3">4.3. Условия эксплуатации</text:p>
      <text:p text:style-name="P3">4.3.1. Климатические условия эксплуатации</text:p>
      <text:p text:style-name="P7">Климатические условия эксплуатации, при которых должны обеспечиваться заданные характеристики, должны удовлетворять требованиям, предъявляемым к техническим средствам в части условий их эксплуатации.</text:p>
      <text:p text:style-name="P3">4.3.2. Требования к численности и квалификации персонала</text:p>
      <text:p text:style-name="P7">Для эксплуатации программы достаточно одного человека, получившего квалификацию оператор ПК.</text:p>
      <text:p text:style-name="P3">4.4. Требование к составу и параметрам технических средств</text:p>
      <text:p text:style-name="P7">Для устойчивого функционирования программного средства рекомендован следующий <text:s/>состав аппаратных средств с указанием основных технических характеристик:</text:p>
      <text:list xml:id="list229485136" text:style-name="WW8Num19">
        <text:list-item text:start-value="1">
          <text:p text:style-name="P15">ЭВМ с процессором Intel Pentium III 866 МГц,</text:p>
        </text:list-item>
        <text:list-item>
          <text:p text:style-name="P15">объем <text:s/>ОЗУ 256 Мбайт;</text:p>
        </text:list-item>
        <text:list-item>
          <text:p text:style-name="P15">свободное дисковое пространство – не менее 200 Мб;</text:p>
        </text:list-item>
        <text:list-item>
          <text:p text:style-name="P15"/>
        </text:list-item>
      </text:list>
      <text:p text:style-name="P3"><text:soft-page-break/>4.5. Требование к информационной и программной совместимости</text:p>
      <text:p text:style-name="P3">4.5.1. Требование к исходным кодам и языкам программирования</text:p>
      <text:p text:style-name="P7">Исходные коды программы должны быть реализованы на языке Python.</text:p>
      <text:p text:style-name="P3">4.5.2. Требование к программным средствам, используемым программой</text:p>
      <text:p text:style-name="P7">Системные программные средства, используемые программой, должны быть представлены:</text:p>
      <text:list xml:id="list1496240886" text:style-name="WW8Num23">
        <text:list-item text:start-value="1">
          <text:p text:style-name="P16">Операционная система — любая.</text:p>
        </text:list-item>
        <text:list-item>
          <text:p text:style-name="P16"><text:s/>Python 3.0.</text:p>
        </text:list-item>
        <text:list-item>
          <text:p text:style-name="P16"><text:s/>PyQt 4.0.</text:p>
        </text:list-item>
      </text:list>
      <text:p text:style-name="P3">4.5.3. Требование к защите информации и программ</text:p>
      <text:p text:style-name="P7">Требования к защите информации и программ не предъявляются.</text:p>
      <text:p text:style-name="P3">4.6. Требование к маркировке и упаковке</text:p>
      <text:p text:style-name="P7">Требования к маркировке и упаковке не предъявляются.</text:p>
      <text:p text:style-name="P3">4.7. Требование к транспортированию и хранению</text:p>
      <text:p text:style-name="P7">Требования к транспортированию и хранению соответствуют аналогичным требованиям для носителей информации, на которых будет храниться программа.</text:p>
      <text:list xml:id="list927974521" text:continue-list="list1659545019" text:style-name="WW8Num3">
        <text:list-header>
          <text:p text:style-name="P10">5. Требование к программной документации</text:p>
        </text:list-header>
      </text:list>
      <text:p text:style-name="P7">Состав программной документации должен включать:</text:p>
      <text:list xml:id="list1798784382" text:style-name="WW8Num2">
        <text:list-item>
          <text:p text:style-name="P14">техническое задание (ГОСТ 19.201);</text:p>
        </text:list-item>
        <text:list-item>
          <text:p text:style-name="P14">руководство системного программиста (ГОСТ 19.503);</text:p>
        </text:list-item>
        <text:list-item>
          <text:p text:style-name="P14">руководство программиста (ГОСТ 19.504);</text:p>
        </text:list-item>
        <text:list-item>
          <text:p text:style-name="P14">руководство оператора (ГОСТ 19.505);</text:p>
        </text:list-item>
        <text:list-item>
          <text:p text:style-name="P14">текст программы..</text:p>
        </text:list-item>
      </text:list>
      <text:list xml:id="list548273030" text:continue-list="list927974521" text:style-name="WW8Num3">
        <text:list-header>
          <text:p text:style-name="P10"><text:soft-page-break/>6. Технико-экономические показатели</text:p>
        </text:list-header>
      </text:list>
      <text:p text:style-name="P7">К программе не предъявляются экономические требования.</text:p>
      <text:p text:style-name="P6">7. Стадии и этапы разработки</text:p>
      <text:p text:style-name="P4"><text:span text:style-name="T1">7.1 </text:span><text:span text:style-name="T2">Стадии разработки</text:span></text:p>
      <text:p text:style-name="P7">Разработка должна быть проведена в четыре стадии:</text:p>
      <text:list xml:id="list566030386" text:style-name="WW8Num9">
        <text:list-item>
          <text:p text:style-name="P17">исследование предметной области;</text:p>
        </text:list-item>
        <text:list-item>
          <text:p text:style-name="P17">техническое задание;</text:p>
        </text:list-item>
        <text:list-item>
          <text:p text:style-name="P17">технический проект;</text:p>
        </text:list-item>
        <text:list-item>
          <text:p text:style-name="P17">рабочий проект.</text:p>
        </text:list-item>
      </text:list>
      <text:p text:style-name="P2">7.2 <text:s/>Этапы разработки</text:p>
      <text:p text:style-name="P7">На стадии рабочего проектирования должны быть выполнены следующие этапы:</text:p>
      <text:list xml:id="list1235221757" text:style-name="WW8Num30">
        <text:list-item>
          <text:p text:style-name="P18">разработка программы;</text:p>
        </text:list-item>
        <text:list-item>
          <text:p text:style-name="P18">тестирование;</text:p>
        </text:list-item>
        <text:list-item>
          <text:p text:style-name="P18">разработка программной документации.</text:p>
        </text:list-item>
      </text:list>
      <text:p text:style-name="P2">7.3 Содержание работ</text:p>
      <text:p text:style-name="P7">На этапе разработки технического задания должны быть выполнены перечисленные ниже работы:</text:p>
      <text:list xml:id="list341588020" text:style-name="WW8Num8">
        <text:list-item>
          <text:p text:style-name="P19">постановка задачи;</text:p>
        </text:list-item>
        <text:list-item>
          <text:p text:style-name="P19">определение структуры входных и выходных данных;</text:p>
        </text:list-item>
        <text:list-item>
          <text:p text:style-name="P19">выбор методов решения задачи;</text:p>
        </text:list-item>
        <text:list-item>
          <text:p text:style-name="P19">определение требований к техническим средствам;</text:p>
        </text:list-item>
        <text:list-item>
          <text:p text:style-name="P19">определений требований к программе;</text:p>
        </text:list-item>
        <text:list-item>
          <text:p text:style-name="P19">определение стадий, этапов и сроков разработки программы и документации на нее;</text:p>
        </text:list-item>
        <text:list-item>
          <text:p text:style-name="P19">выбор языка программирования;</text:p>
        </text:list-item>
        <text:list-item>
          <text:p text:style-name="P19">согласование и утверждение технического задания.</text:p>
        </text:list-item>
      </text:list>
      <text:p text:style-name="P7">На этапе разработки технического проекта должны быть выполнены <text:soft-page-break/>перечисленные ниже работы:</text:p>
      <text:list xml:id="list531639956" text:style-name="WW8Num12">
        <text:list-item>
          <text:p text:style-name="P20">определение структуры входных и выходных данных;</text:p>
        </text:list-item>
        <text:list-item>
          <text:p text:style-name="P20">разработка алгоритмов решения задачи;</text:p>
        </text:list-item>
        <text:list-item>
          <text:p text:style-name="P20">разработка структуры программы.</text:p>
        </text:list-item>
      </text:list>
      <text:p text:style-name="P7">На этапе разработки программы должно быть осуществлено программирование программы.</text:p>
      <text:p text:style-name="P7">На этапе тестирования должна быть осуществлена отладка программы на основе контрольных примеров.</text:p>
      <text:p text:style-name="P7">На этапе разработки программной документации должны быть разработаны следующие программные документы:</text:p>
      <text:list xml:id="list1579478356" text:style-name="WW8Num15">
        <text:list-item>
          <text:p text:style-name="P21">руководство системного программиста (ГОСТ 19.503);</text:p>
        </text:list-item>
        <text:list-item>
          <text:p text:style-name="P21">руководство программиста (ГОСТ 19.504);</text:p>
        </text:list-item>
        <text:list-item>
          <text:p text:style-name="P21">руководство оператора (ГОСТ 19.505);</text:p>
        </text:list-item>
      </text:list>
      <text:p text:style-name="P5"/>
      <text:p text:style-name="P5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1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 fo:text-align="start" style:justify-single-word="false"/>
      <style:text-properties fo:font-size="12pt" style:font-size-asian="12pt"/>
    </style:style>
    <style:style style:name="Bullet_20_Symbols" style:display-name="Bullet Symbols" style:family="text">
      <style:text-properties style:font-name="OpenSymbol" fo:font-size="9pt" style:font-name-asian="OpenSymbol" style:font-size-asian="9pt" style:font-name-complex="OpenSymbol" style:font-size-complex="9pt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>
      <text:list-level-style-number text:level="1" style:num-suffix=")" style:num-format="1">
        <style:list-level-properties text:space-before="0.635cm"/>
      </text:list-level-style-number>
      <text:list-level-style-number text:level="2" style:num-suffix=")" style:num-format="a" style:num-letter-sync="true">
        <style:list-level-properties text:space-before="0.635cm"/>
      </text:list-level-style-number>
      <text:list-level-style-number text:level="3" style:num-suffix=")" style:num-format="i">
        <style:list-level-properties text:space-before="0.635cm"/>
      </text:list-level-style-number>
      <text:list-level-style-number text:level="4" style:num-prefix="(" style:num-suffix=")" style:num-format="1">
        <style:list-level-properties text:space-before="0.635cm"/>
      </text:list-level-style-number>
      <text:list-level-style-number text:level="5" style:num-prefix="(" style:num-suffix=")" style:num-format="a" style:num-letter-sync="true">
        <style:list-level-properties text:space-before="0.635cm"/>
      </text:list-level-style-number>
      <text:list-level-style-number text:level="6" style:num-prefix="(" style:num-suffix=")" style:num-format="i">
        <style:list-level-properties text:space-before="0.635cm"/>
      </text:list-level-style-number>
      <text:list-level-style-number text:level="7" style:num-suffix="." style:num-format="1">
        <style:list-level-properties text:space-before="0.635cm"/>
      </text:list-level-style-number>
      <text:list-level-style-number text:level="8" style:num-suffix="." style:num-format="a" style:num-letter-sync="true">
        <style:list-level-properties text:space-before="0.635cm"/>
      </text:list-level-style-number>
      <text:list-level-style-number text:level="9" style:num-suffix="." style:num-format="i">
        <style:list-level-properties text:space-before="0.635cm"/>
      </text:list-level-style-number>
      <text:list-level-style-number text:level="10" style:num-suffix="." style:num-format="1">
        <style:list-level-properties text:space-before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bullet text:level="2" text:style-name="WW8Num19z1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0" style:num-suffix="." text:bullet-char="">
        <style:list-level-properties/>
        <style:text-properties style:font-name="Symbol"/>
      </text:list-level-style-bullet>
      <text:list-level-style-bullet text:level="5" text:style-name="WW8Num19z1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0" style:num-suffix="." text:bullet-char="">
        <style:list-level-properties/>
        <style:text-properties style:font-name="Symbol"/>
      </text:list-level-style-bullet>
      <text:list-level-style-bullet text:level="8" text:style-name="WW8Num19z1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bullet text:level="2" text:style-name="WW8Num23z1" style:num-suffix="." text:bullet-char="o">
        <style:list-level-properties/>
        <style:text-properties style:font-name="Courier New1"/>
      </text:list-level-style-bullet>
      <text:list-level-style-bullet text:level="3" text:style-name="WW8Num23z2" style:num-suffix="." text:bullet-char="">
        <style:list-level-properties/>
        <style:text-properties style:font-name="Wingdings"/>
      </text:list-level-style-bullet>
      <text:list-level-style-bullet text:level="4" text:style-name="WW8Num23z0" style:num-suffix="." text:bullet-char="">
        <style:list-level-properties/>
        <style:text-properties style:font-name="Symbol"/>
      </text:list-level-style-bullet>
      <text:list-level-style-bullet text:level="5" text:style-name="WW8Num23z1" style:num-suffix="." text:bullet-char="o">
        <style:list-level-properties/>
        <style:text-properties style:font-name="Courier New1"/>
      </text:list-level-style-bullet>
      <text:list-level-style-bullet text:level="6" text:style-name="WW8Num23z2" style:num-suffix="." text:bullet-char="">
        <style:list-level-properties/>
        <style:text-properties style:font-name="Wingdings"/>
      </text:list-level-style-bullet>
      <text:list-level-style-bullet text:level="7" text:style-name="WW8Num23z0" style:num-suffix="." text:bullet-char="">
        <style:list-level-properties/>
        <style:text-properties style:font-name="Symbol"/>
      </text:list-level-style-bullet>
      <text:list-level-style-bullet text:level="8" text:style-name="WW8Num23z1" style:num-suffix="." text:bullet-char="o">
        <style:list-level-properties/>
        <style:text-properties style:font-name="Courier New1"/>
      </text:list-level-style-bullet>
      <text:list-level-style-bullet text:level="9" text:style-name="WW8Num2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10-02-12T03:14:42</meta:creation-date>
    <dc:date>2010-02-17T06:27:28</dc:date>
    <meta:editing-cycles>9</meta:editing-cycles>
    <meta:editing-duration>PT02H19M57S</meta:editing-duration>
    <meta:document-statistic meta:table-count="0" meta:image-count="0" meta:object-count="0" meta:page-count="7" meta:paragraph-count="156" meta:word-count="868" meta:character-count="6810"/>
    <meta:user-defined meta:name="Поле 1"/>
    <meta:user-defined meta:name="Поле 2"/>
    <meta:user-defined meta:name="Поле 3"/>
    <meta:user-defined meta:name="Поле 4"/>
  </office:meta>
</office:document-meta>
</file>